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visible icon of "Confirm password" field on "Reset password"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Verify that there is "visible" icon on "Confirm password" field</text:p>
          </table:table-cell>
          <table:table-cell office:value-type="string" table:style-name="ce4">
            <text:p>There is "visible" icon on "Confirm password"<text:s/></text:p>
            <text:p>fiel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Enter random text in "Confirm password" field</text:p>
          </table:table-cell>
          <table:table-cell office:value-type="string" table:style-name="ce4">
            <text:p>Visible icon is set to hide by default, Confirm password is represented with bullet sig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Click on visible icon</text:p>
          </table:table-cell>
          <table:table-cell office:value-type="string" table:style-name="ce3">
            <text:p>Confirm password text is visible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34:50Z</meta:creation-date>
    <dc:date>2022-07-01T08:41:31Z</dc:date>
  </office:meta>
</office:document-meta>
</file>